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inding the Cosmic Web<text:tab/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Jaime E. Forero-Romero</text:p>
            <text:p>Universidad de los Andes</text:p>
            <text:p>November 20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2T18:11:42.643735166</meta:creation-date>
    <dc:date>2015-09-22T18:12:52.533482101</dc:date>
    <meta:editing-duration>P0D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